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 style:writing-mode="lr-tb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21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he</text:span><text:span text:style-name="T1"> </text:span><text:span text:style-name="T2">main</text:span><text:span text:style-name="T1"> </text:span><text:span text:style-name="T2">assets we produced during this research are available in the </text:span><text:span text:style-name="T3">anonymous </text:span><text:span text:style-name="T2">paper repository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a xlink:type="simple" xlink:href="https://anonymous.4open.science/r/paper-droidxptrace-results-F55A/" text:style-name="Internet_20_link" text:visited-style-name="Visited_20_Internet_20_Link"><text:span text:style-name="T3">https://anonymous.4open.science/r/paper-droidxptrace-results-F55A/</text:span></text:a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12:33:18.341702461</meta:creation-date>
    <dc:date>2022-11-19T12:38:39.427389518</dc:date>
    <meta:editing-duration>PT3M6S</meta:editing-duration>
    <meta:editing-cycles>1</meta:editing-cycles>
    <meta:document-statistic meta:table-count="0" meta:image-count="0" meta:object-count="0" meta:page-count="1" meta:paragraph-count="2" meta:word-count="16" meta:character-count="163" meta:non-whitespace-character-count="149"/>
    <meta:generator>LibreOffice/6.4.7.2$Linux_X86_64 LibreOffice_project/40$Build-2</meta:generator>
  </office:meta>
</office:document-meta>
</file>